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01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3T01:51:33.57</dc:date>
    <meta:editing-duration>P8DT3H6M</meta:editing-duration>
    <meta:editing-cycles>428</meta:editing-cycles>
    <meta:generator>OpenOffice/4.1.2$Win32 OpenOffice.org_project/412m3$Build-9782</meta:generator>
    <meta:document-statistic meta:table-count="9" meta:cell-count="2582" meta:object-count="0"/>
  </office:meta>
</office:document-meta>
</file>